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Report – Lab 7</text:p>
      <text:p text:style-name="P1"/>
      <text:p text:style-name="P3">A Register and Output Register:</text:p>
      <text:p text:style-name="P2">Bus input = 111111</text:p>
      <text:p text:style-name="P2">Lo low, clock</text:p>
      <text:p text:style-name="P2">Output register = 111111</text:p>
      <text:p text:style-name="P2"/>
      <text:p text:style-name="P2">Bus input = 111111</text:p>
      <text:p text:style-name="P2">Ao low, clock</text:p>
      <text:p text:style-name="P2">A register = 111111</text:p>
      <text:p text:style-name="P2"/>
      <text:p text:style-name="P3">Adder/Subtractor:</text:p>
      <text:p text:style-name="P2">A Register = 0000 1000</text:p>
      <text:p text:style-name="P2">B Register = 0000 0100</text:p>
      <text:p text:style-name="P2">Eu high</text:p>
      <text:p text:style-name="P2">ALU register = 0000 1100</text:p>
      <text:p text:style-name="P2">Su high</text:p>
      <text:p text:style-name="P2">ALU register = 0000 0100</text:p>
      <text:p text:style-name="P2"/>
      <text:p text:style-name="P2">A Register = 1101 0001</text:p>
      <text:p text:style-name="P2">B Register = 1101 1000</text:p>
      <text:p text:style-name="P2">Eu high</text:p>
      <text:p text:style-name="P2">ALU register = 0010 1001</text:p>
      <text:p text:style-name="P2">Su high</text:p>
      <text:p text:style-name="P2">ALU register = 1111 0000</text:p>
      <text:p text:style-name="P2"/>
      <text:p text:style-name="P1">Status Report</text:p>
      <text:p text:style-name="P2"/>
      <text:p text:style-name="P2"><text:tab/>I completed the entire right side of the SAP, including the Output, B, and A registers and the Adder/subtract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7T09:58:22</meta:creation-date>
    <dc:date>2010-02-17T11:56:21</dc:date>
    <meta:editing-duration>PT01H58M00S</meta:editing-duration>
    <meta:editing-cycles>20</meta:editing-cycles>
    <meta:generator>OpenOffice.org/3.1$Linux OpenOffice.org_project/310m19$Build-9420</meta:generator>
    <meta:print-date>2010-02-17T11:48:45</meta:print-date>
    <meta:document-statistic meta:table-count="0" meta:image-count="0" meta:object-count="0" meta:page-count="1" meta:paragraph-count="23" meta:word-count="102" meta:character-count="514"/>
  </office:meta>
</office:document-meta>
</file>